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 style:list-style-name="L1">
      <style:text-properties style:font-name="Times New Roman" officeooo:rsid="001a3f45" officeooo:paragraph-rsid="001a3f45"/>
    </style:style>
    <style:style style:name="P5" style:family="paragraph" style:parent-style-name="Text_20_body" style:list-style-name="L1">
      <style:text-properties style:font-name="Times New Roman" fo:language="sr" fo:country="ME" officeooo:rsid="001a3f45" officeooo:paragraph-rsid="001a3f45"/>
    </style:style>
    <style:style style:name="P6" style:family="paragraph" style:parent-style-name="Text_20_body">
      <style:text-properties style:font-name="Times New Roman" fo:language="sr" fo:country="ME" officeooo:rsid="001a3f45" officeooo:paragraph-rsid="001a3f45"/>
    </style:style>
    <style:style style:name="P7" style:family="paragraph" style:parent-style-name="Text_20_body">
      <style:text-properties officeooo:rsid="0024bfb9" officeooo:paragraph-rsid="0024bfb9"/>
    </style:style>
    <style:style style:name="P8" style:family="paragraph" style:parent-style-name="Text_20_body">
      <style:text-properties fo:language="sr" fo:country="ME" officeooo:rsid="00422f2e" officeooo:paragraph-rsid="00422f2e"/>
    </style:style>
    <style:style style:name="T1" style:family="text">
      <style:text-properties fo:language="en" fo:country="US"/>
    </style:style>
    <style:style style:name="T2" style:family="text">
      <style:text-properties officeooo:rsid="00290065"/>
    </style:style>
    <style:style style:name="T3" style:family="text">
      <style:text-properties officeooo:rsid="0029766c"/>
    </style:style>
    <style:style style:name="T4" style:family="text">
      <style:text-properties officeooo:rsid="002dbdbf"/>
    </style:style>
    <style:style style:name="T5" style:family="text">
      <style:text-properties officeooo:rsid="0036bf5d"/>
    </style:style>
    <style:style style:name="T6" style:family="text">
      <style:text-properties officeooo:rsid="0038237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СБНЗ Предлог пројекта</text:h>
      <text:p text:style-name="P3"/>
      <text:h text:style-name="P2" text:outline-level="3">Чланови тима</text:h>
      <text:list xml:id="list3382262663" text:style-name="L1">
        <text:list-item>
          <text:p text:style-name="P4">Иван Мршуља, <text:span text:style-name="T1">SW-65/2018</text:span></text:p>
        </text:list-item>
        <text:list-item>
          <text:p text:style-name="P5">Димитрије Каранфиловић, <text:span text:style-name="T1">SW-39/2018</text:span></text:p>
        </text:list-item>
      </text:list>
      <text:p text:style-name="P6"><text:span text:style-name="T1"/></text:p>
      <text:h text:style-name="P2" text:outline-level="3">Мотивација</text:h>
      <text:p text:style-name="P7">Процес издавања дозволе за набавку ватреног оружја је дуготрајан и <text:span text:style-name="T2">мукотрпан </text:span><text:span text:style-name="T3">и најчешће се своди на субјективну процјену полицијског службеника. Такав процес је подложан грешкама. <text:s/></text:span><text:span text:style-name="T4">Такође, људи који немају пређашњег искуства са набавком ватреног оружја најчешће немају формирану слику о томе које оружје би најбоље одговарало њиховим потребама. </text:span><text:span text:style-name="T5">Наш систем настоји да </text:span><text:span text:style-name="T6">адресира ова два проблема, тако што ће помоћи полицијском службенику приликом доношења одлуке, као и самом подносиоцу захтјева приликом куповине оружја.</text:span></text:p>
      <text:p text:style-name="P7"/>
      <text:h text:style-name="Heading_20_3" text:outline-level="3">Преглед проблема</text:h>
      <text:p text:style-name="P8">Тренутни процес обухвата прикупљање великог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M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M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15:23:34.543000000</meta:creation-date>
    <meta:generator>LibreOffice/7.2.1.2$Windows_X86_64 LibreOffice_project/87b77fad49947c1441b67c559c339af8f3517e22</meta:generator>
    <dc:date>2022-03-30T15:38:52.638000000</dc:date>
    <meta:editing-duration>PT15M11S</meta:editing-duration>
    <meta:editing-cycles>17</meta:editing-cycles>
    <meta:document-statistic meta:table-count="0" meta:image-count="0" meta:object-count="0" meta:page-count="1" meta:paragraph-count="8" meta:word-count="94" meta:character-count="680" meta:non-whitespace-character-count="595"/>
  </office:meta>
</office:document-meta>
</file>